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osite Simpson’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intervals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atio</text:p>
          </table:table-cell>
          <table:table-cell table:style-name="ce1" office:value-type="string" calcext:value-type="string">
            <text:p>Aitkens based on h^4 convergence</text:p>
          </table:table-cell>
          <table:table-cell office:value-type="string" calcext:value-type="string">
            <text:p>Aitkens error</text:p>
          </table:table-cell>
          <table:table-cell office:value-type="string" calcext:value-type="string">
            <text:p>error ratio</text:p>
          </table:table-cell>
          <table:table-cell/>
          <table:table-cell office:value-type="string" calcext:value-type="string">
            <text:p>[sqrt2,sqrt11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atio</text:p>
          </table:table-cell>
          <table:table-cell table:style-name="ce1" office:value-type="string" calcext:value-type="string">
            <text:p>Aitkens based on h^4 convergence</text:p>
          </table:table-cell>
          <table:table-cell office:value-type="string" calcext:value-type="string">
            <text:p>Aitkens error</text:p>
          </table:table-cell>
          <table:table-cell office:value-type="string" calcext:value-type="string">
            <text:p>error rati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33333</text:p>
          </table:table-cell>
          <table:table-cell table:formula="of:=ABS([.B3]-[.B$10])" office:value-type="float" office:value="0.00206483006411517" calcext:value-type="float">
            <text:p>0.002064830064115</text:p>
          </table:table-cell>
          <table:table-cell table:formula="of:=[.C3]/[.C4]" office:value-type="float" office:value="343.763944795699" calcext:value-type="float">
            <text:p>343.763944795699</text:p>
          </table:table-cell>
          <table:table-cell table:formula="of:=(16*[.B4]-[.B3])/15" office:value-type="float" office:value="0.785529411764706" calcext:value-type="float">
            <text:p>0.785529411764706</text:p>
          </table:table-cell>
          <table:table-cell table:formula="of:=ABS([.E3]-[.E$10])" office:value-type="float" office:value="0.000131248367257641" calcext:value-type="float">
            <text:p>0.000131248367258</text:p>
          </table:table-cell>
          <table:table-cell table:formula="of:=[.F3]/[.F4]" office:value-type="float" office:value="364.443119541829" calcext:value-type="float">
            <text:p>364.443119541829</text:p>
          </table:table-cell>
          <table:table-cell/>
          <table:table-cell office:value-type="float" office:value="0.324414267812704" calcext:value-type="float">
            <text:p>0.324414267812704</text:p>
          </table:table-cell>
          <table:table-cell table:formula="of:=ABS([.I3]-[.I$10])" office:value-type="float" office:value="0.0017773308708921" calcext:value-type="float">
            <text:p>0.001777330870892</text:p>
          </table:table-cell>
          <table:table-cell table:formula="of:=[.J3]/[.J4]" office:value-type="float" office:value="15.0845102660033" calcext:value-type="float">
            <text:p>15.0845102660033</text:p>
          </table:table-cell>
          <table:table-cell table:formula="of:=(16*[.I4]-[.I3])/15" office:value-type="float" office:value="0.322644128107396" calcext:value-type="float">
            <text:p>0.322644128107396</text:p>
          </table:table-cell>
          <table:table-cell table:formula="of:=ABS([.L3]-[.L$10])" office:value-type="float" office:value="0.00000719116558428601" calcext:value-type="float">
            <text:p>7.19116558428601E-06</text:p>
          </table:table-cell>
          <table:table-cell table:formula="of:=[.M3]/[.M4]" office:value-type="float" office:value="18.8961082200211" calcext:value-type="float">
            <text:p>18.89610822002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5392156862745" calcext:value-type="float">
            <text:p>0.785392156862745</text:p>
          </table:table-cell>
          <table:table-cell table:formula="of:=ABS([.B4]-[.B$10])" office:value-type="float" office:value="0.00000600653470317347" calcext:value-type="float">
            <text:p>6.00653470317347E-06</text:p>
          </table:table-cell>
          <table:table-cell table:formula="of:=[.C4]/[.C5]" office:value-type="float" office:value="158.975493465652" calcext:value-type="float">
            <text:p>158.975493465652</text:p>
          </table:table-cell>
          <table:table-cell table:formula="of:=(16*[.B5]-[.B4])/15" office:value-type="float" office:value="0.785398523531473" calcext:value-type="float">
            <text:p>0.785398523531473</text:p>
          </table:table-cell>
          <table:table-cell table:formula="of:=ABS([.E4]-[.E$10])" office:value-type="float" office:value="0.00000036013402426871" calcext:value-type="float">
            <text:p>3.6013402426871E-07</text:p>
          </table:table-cell>
          <table:table-cell table:formula="of:=[.F4]/[.F5]" office:value-type="float" office:value="190.729440396648" calcext:value-type="float">
            <text:p>190.729440396648</text:p>
          </table:table-cell>
          <table:table-cell/>
          <table:table-cell office:value-type="float" office:value="0.322754761838978" calcext:value-type="float">
            <text:p>0.322754761838978</text:p>
          </table:table-cell>
          <table:table-cell table:formula="of:=ABS([.I4]-[.I$10])" office:value-type="float" office:value="0.000117824897166052" calcext:value-type="float">
            <text:p>0.000117824897166</text:p>
          </table:table-cell>
          <table:table-cell table:formula="of:=[.J4]/[.J5]" office:value-type="float" office:value="16.8146458229437" calcext:value-type="float">
            <text:p>16.8146458229437</text:p>
          </table:table-cell>
          <table:table-cell table:formula="of:=(16*[.I5]-[.I4])/15" office:value-type="float" office:value="0.322636556378497" calcext:value-type="float">
            <text:p>0.322636556378497</text:p>
          </table:table-cell>
          <table:table-cell table:formula="of:=ABS([.L4]-[.L$10])" office:value-type="float" office:value="0.000000380563314972271" calcext:value-type="float">
            <text:p>3.80563314972271E-07</text:p>
          </table:table-cell>
          <table:table-cell table:formula="of:=[.M4]/[.M5]" office:value-type="float" office:value="32.4427768749068" calcext:value-type="float">
            <text:p>32.44277687490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5398125614677" calcext:value-type="float">
            <text:p>0.785398125614677</text:p>
          </table:table-cell>
          <table:table-cell table:formula="of:=ABS([.B5]-[.B$10])" office:value-type="float" office:value="0.0000000377827712449985" calcext:value-type="float">
            <text:p>3.77827712449985E-08</text:p>
          </table:table-cell>
          <table:table-cell table:formula="of:=[.C5]/[.C6]" office:value-type="float" office:value="63.904053865261" calcext:value-type="float">
            <text:p>63.904053865261</text:p>
          </table:table-cell>
          <table:table-cell table:formula="of:=(16*[.B6]-[.B5])/15" office:value-type="float" office:value="0.785398165285641" calcext:value-type="float">
            <text:p>0.785398165285641</text:p>
          </table:table-cell>
          <table:table-cell table:formula="of:=ABS([.E5]-[.E$10])" office:value-type="float" office:value="0.00000000188819315738442" calcext:value-type="float">
            <text:p>1.88819315738442E-09</text:p>
          </table:table-cell>
          <table:table-cell table:formula="of:=[.F5]/[.F6]" office:value-type="float" office:value="63.8744244390863" calcext:value-type="float">
            <text:p>63.8744244390863</text:p>
          </table:table-cell>
          <table:table-cell/>
          <table:table-cell office:value-type="float" office:value="0.322643944219777" calcext:value-type="float">
            <text:p>0.322643944219777</text:p>
          </table:table-cell>
          <table:table-cell table:formula="of:=ABS([.I5]-[.I$10])" office:value-type="float" office:value="0.0000070072779650987" calcext:value-type="float">
            <text:p>7.0072779650987E-06</text:p>
          </table:table-cell>
          <table:table-cell table:formula="of:=[.J5]/[.J6]" office:value-type="float" office:value="16.4121120264298" calcext:value-type="float">
            <text:p>16.4121120264298</text:p>
          </table:table-cell>
          <table:table-cell table:formula="of:=(16*[.I6]-[.I5])/15" office:value-type="float" office:value="0.322636925211518" calcext:value-type="float">
            <text:p>0.322636925211518</text:p>
          </table:table-cell>
          <table:table-cell table:formula="of:=ABS([.L5]-[.L$10])" office:value-type="float" office:value="0.0000000117302941249342" calcext:value-type="float">
            <text:p>1.17302941249342E-08</text:p>
          </table:table-cell>
          <table:table-cell table:formula="of:=[.M5]/[.M6]" office:value-type="float" office:value="54.9726892794847" calcext:value-type="float">
            <text:p>54.97268927948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5398162806206" calcext:value-type="float">
            <text:p>0.785398162806206</text:p>
          </table:table-cell>
          <table:table-cell table:formula="of:=ABS([.B6]-[.B$10])" office:value-type="float" office:value="0.00000000059124216633677" calcext:value-type="float">
            <text:p>5.9124216633677E-10</text:p>
          </table:table-cell>
          <table:table-cell table:formula="of:=[.C6]/[.C7]" office:value-type="float" office:value="63.9930304377606" calcext:value-type="float">
            <text:p>63.9930304377606</text:p>
          </table:table-cell>
          <table:table-cell table:formula="of:=(16*[.B7]-[.B6])/15" office:value-type="float" office:value="0.785398163427009" calcext:value-type="float">
            <text:p>0.785398163427009</text:p>
          </table:table-cell>
          <table:table-cell table:formula="of:=ABS([.E6]-[.E$10])" office:value-type="float" office:value="0.0000000000295610202982743" calcext:value-type="float">
            <text:p>2.95610202982743E-11</text:p>
          </table:table-cell>
          <table:table-cell table:formula="of:=[.F6]/[.F7]" office:value-type="float" office:value="63.9591640643767" calcext:value-type="float">
            <text:p>63.9591640643767</text:p>
          </table:table-cell>
          <table:table-cell/>
          <table:table-cell office:value-type="float" office:value="0.322637363899534" calcext:value-type="float">
            <text:p>0.322637363899534</text:p>
          </table:table-cell>
          <table:table-cell table:formula="of:=ABS([.I6]-[.I$10])" office:value-type="float" office:value="0.000000426957722066135" calcext:value-type="float">
            <text:p>4.26957722066135E-07</text:p>
          </table:table-cell>
          <table:table-cell table:formula="of:=[.J6]/[.J7]" office:value-type="float" office:value="16.1208527069461" calcext:value-type="float">
            <text:p>16.1208527069461</text:p>
          </table:table-cell>
          <table:table-cell table:formula="of:=(16*[.I7]-[.I6])/15" office:value-type="float" office:value="0.322636936728428" calcext:value-type="float">
            <text:p>0.322636936728428</text:p>
          </table:table-cell>
          <table:table-cell table:formula="of:=ABS([.L6]-[.L$10])" office:value-type="float" office:value="0.000000000213384032665687" calcext:value-type="float">
            <text:p>2.13384032665687E-10</text:p>
          </table:table-cell>
          <table:table-cell table:formula="of:=[.M6]/[.M7]" office:value-type="float" office:value="61.7140815900589" calcext:value-type="float">
            <text:p>61.714081590058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5398163388209" calcext:value-type="float">
            <text:p>0.785398163388209</text:p>
          </table:table-cell>
          <table:table-cell table:formula="of:=ABS([.B7]-[.B$10])" office:value-type="float" office:value="0.00000000000923916498862809" calcext:value-type="float">
            <text:p>9.23916498862809E-12</text:p>
          </table:table-cell>
          <table:table-cell table:formula="of:=[.C7]/[.C8]" office:value-type="float" office:value="64.0638953040801" calcext:value-type="float">
            <text:p>64.0638953040801</text:p>
          </table:table-cell>
          <table:table-cell table:formula="of:=(16*[.B8]-[.B7])/15" office:value-type="float" office:value="0.78539816339791" calcext:value-type="float">
            <text:p>0.78539816339791</text:p>
          </table:table-cell>
          <table:table-cell table:formula="of:=ABS([.E7]-[.E$10])" office:value-type="float" office:value="0.000000000000462185845151453" calcext:value-type="float">
            <text:p>4.62185845151453E-13</text:p>
          </table:table-cell>
          <table:table-cell table:number-columns-repeated="2"/>
          <table:table-cell office:value-type="float" office:value="0.322636963426622" calcext:value-type="float">
            <text:p>0.322636963426622</text:p>
          </table:table-cell>
          <table:table-cell table:formula="of:=ABS([.I7]-[.I$10])" office:value-type="float" office:value="0.0000000264848100672843" calcext:value-type="float">
            <text:p>2.64848100672843E-08</text:p>
          </table:table-cell>
          <table:table-cell table:formula="of:=[.J7]/[.J8]" office:value-type="float" office:value="16.0313938267424" calcext:value-type="float">
            <text:p>16.0313938267424</text:p>
          </table:table-cell>
          <table:table-cell table:formula="of:=(16*[.I8]-[.I7])/15" office:value-type="float" office:value="0.322636936938354" calcext:value-type="float">
            <text:p>0.322636936938354</text:p>
          </table:table-cell>
          <table:table-cell table:formula="of:=ABS([.L7]-[.L$10])" office:value-type="float" office:value="0.00000000000345762307674136" calcext:value-type="float">
            <text:p>3.45762307674136E-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85398163397304" calcext:value-type="float">
            <text:p>0.785398163397304</text:p>
          </table:table-cell>
          <table:table-cell table:formula="of:=ABS([.B8]-[.B$10])" office:value-type="float" office:value="0.000000000000144217970898808" calcext:value-type="float">
            <text:p>1.44217970898808E-13</text:p>
          </table:table-cell>
          <table:table-cell table:number-columns-repeated="5"/>
          <table:table-cell office:value-type="float" office:value="0.322636938593871" calcext:value-type="float">
            <text:p>0.322636938593871</text:p>
          </table:table-cell>
          <table:table-cell table:formula="of:=ABS([.I8]-[.I$10])" office:value-type="float" office:value="0.00000000165205910063193" calcext:value-type="float">
            <text:p>1.65205910063193E-0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act:</text:p>
          </table:table-cell>
          <table:table-cell table:formula="of:=ATAN(1)" office:value-type="float" office:value="0.785398163397448" calcext:value-type="float">
            <text:p>0.785398163397448</text:p>
          </table:table-cell>
          <table:table-cell table:number-columns-repeated="2"/>
          <table:table-cell table:formula="of:=ATAN(1)" office:value-type="float" office:value="0.785398163397448" calcext:value-type="float">
            <text:p>0.785398163397448</text:p>
          </table:table-cell>
          <table:table-cell table:number-columns-repeated="3"/>
          <table:table-cell table:formula="of:=ATAN(SQRT(11))-ATAN(SQRT(2))" office:value-type="float" office:value="0.322636936941812" calcext:value-type="float">
            <text:p>0.322636936941812</text:p>
          </table:table-cell>
          <table:table-cell table:number-columns-repeated="2"/>
          <table:table-cell table:formula="of:=ATAN(SQRT(11))-ATAN(SQRT(2))" office:value-type="float" office:value="0.322636936941812" calcext:value-type="float">
            <text:p>0.322636936941812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subintervals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atio</text:p>
          </table:table-cell>
          <table:table-cell table:style-name="ce1" office:value-type="string" calcext:value-type="string">
            <text:p>Aitkens based on h^4 convergence</text:p>
          </table:table-cell>
          <table:table-cell office:value-type="string" calcext:value-type="string">
            <text:p>Aitkens error</text:p>
          </table:table-cell>
          <table:table-cell office:value-type="string" calcext:value-type="string">
            <text:p>error ratio</text:p>
          </table:table-cell>
          <table:table-cell/>
          <table:table-cell office:value-type="string" calcext:value-type="string">
            <text:p>subintervals</text:p>
          </table:table-cell>
          <table:table-cell office:value-type="string" calcext:value-type="string">
            <text:p>[1/2,1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ratio</text:p>
          </table:table-cell>
          <table:table-cell table:style-name="ce1" office:value-type="string" calcext:value-type="string">
            <text:p>Aitkens based on h^4 convergence</text:p>
          </table:table-cell>
          <table:table-cell office:value-type="string" calcext:value-type="string">
            <text:p>Aitkens error</text:p>
          </table:table-cell>
          <table:table-cell office:value-type="string" calcext:value-type="string">
            <text:p>error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666666666667" calcext:value-type="float">
            <text:p>1.06666666666667</text:p>
          </table:table-cell>
          <table:table-cell table:formula="of:=ABS([.B14]-[.B$21])" office:value-type="float" office:value="0.0404820511274233" calcext:value-type="float">
            <text:p>0.040482051127423</text:p>
          </table:table-cell>
          <table:table-cell table:formula="of:=[.C14]/[.C15]" office:value-type="float" office:value="20.0355344516899" calcext:value-type="float">
            <text:p>20.0355344516899</text:p>
          </table:table-cell>
          <table:table-cell table:formula="of:=(16*[.B15]-[.B14])/15" office:value-type="float" office:value="1.10769230769231" calcext:value-type="float">
            <text:p>1.10769230769231</text:p>
          </table:table-cell>
          <table:table-cell table:formula="of:=ABS([.E14]-[.E$21])" office:value-type="float" office:value="0.000543589898217123" calcext:value-type="float">
            <text:p>0.000543589898217</text:p>
          </table:table-cell>
          <table:table-cell table:formula="of:=[.F14]/[.F15]" office:value-type="float" office:value="4.33020337661687" calcext:value-type="float">
            <text:p>4.33020337661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1666666666667" calcext:value-type="float">
            <text:p>0.321666666666667</text:p>
          </table:table-cell>
          <table:table-cell table:formula="of:=ABS([.J14]-[.J$21])" office:value-type="float" office:value="0.0000838877299751406" calcext:value-type="float">
            <text:p>8.38877299751406E-05</text:p>
          </table:table-cell>
          <table:table-cell table:formula="of:=[.K14]/[.K15]" office:value-type="float" office:value="16.4909506341467" calcext:value-type="float">
            <text:p>16.4909506341467</text:p>
          </table:table-cell>
          <table:table-cell table:formula="of:=(16*[.J15]-[.J14])/15" office:value-type="float" office:value="0.321750720890922" calcext:value-type="float">
            <text:p>0.321750720890922</text:p>
          </table:table-cell>
          <table:table-cell table:formula="of:=ABS([.M14]-[.M$21])" office:value-type="float" office:value="0.000000166494279751905" calcext:value-type="float">
            <text:p>1.66494279751905E-07</text:p>
          </table:table-cell>
          <table:table-cell table:formula="of:=[.N14]/[.N15]" office:value-type="float" office:value="38.9651024901844" calcext:value-type="float">
            <text:p>38.9651024901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512820512821" calcext:value-type="float">
            <text:p>1.10512820512821</text:p>
          </table:table-cell>
          <table:table-cell table:formula="of:=ABS([.B15]-[.B$21])" office:value-type="float" office:value="0.00202051266588543" calcext:value-type="float">
            <text:p>0.002020512665885</text:p>
          </table:table-cell>
          <table:table-cell table:formula="of:=[.C15]/[.C16]" office:value-type="float" office:value="235.12236332535" calcext:value-type="float">
            <text:p>235.12236332535</text:p>
          </table:table-cell>
          <table:table-cell table:formula="of:=(16*[.B16]-[.B15])/15" office:value-type="float" office:value="1.10727425229003" calcext:value-type="float">
            <text:p>1.10727425229003</text:p>
          </table:table-cell>
          <table:table-cell table:formula="of:=ABS([.E15]-[.E$21])" office:value-type="float" office:value="0.000125534495943658" calcext:value-type="float">
            <text:p>0.000125534495944</text:p>
          </table:table-cell>
          <table:table-cell table:formula="of:=[.F15]/[.F16]" office:value-type="float" office:value="522.02158779349" calcext:value-type="float">
            <text:p>522.02158779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1745467501906" calcext:value-type="float">
            <text:p>0.321745467501906</text:p>
          </table:table-cell>
          <table:table-cell table:formula="of:=ABS([.J15]-[.J$21])" office:value-type="float" office:value="0.00000508689473616153" calcext:value-type="float">
            <text:p>5.08689473616153E-06</text:p>
          </table:table-cell>
          <table:table-cell table:formula="of:=[.K15]/[.K16]" office:value-type="float" office:value="16.2041685092251" calcext:value-type="float">
            <text:p>16.2041685092251</text:p>
          </table:table-cell>
          <table:table-cell table:formula="of:=(16*[.J16]-[.J15])/15" office:value-type="float" office:value="0.32175055866955" calcext:value-type="float">
            <text:p>0.32175055866955</text:p>
          </table:table-cell>
          <table:table-cell table:formula="of:=ABS([.M15]-[.M$21])" office:value-type="float" office:value="0.00000000427290752780252" calcext:value-type="float">
            <text:p>4.27290752780252E-09</text:p>
          </table:table-cell>
          <table:table-cell table:formula="of:=[.N15]/[.N16]" office:value-type="float" office:value="60.1680736707329" calcext:value-type="float">
            <text:p>60.1680736707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0714012434242" calcext:value-type="float">
            <text:p>1.10714012434242</text:p>
          </table:table-cell>
          <table:table-cell table:formula="of:=ABS([.B16]-[.B$21])" office:value-type="float" office:value="0.00000859345167047998" calcext:value-type="float">
            <text:p>8.59345167047998E-06</text:p>
          </table:table-cell>
          <table:table-cell table:formula="of:=[.C16]/[.C17]" office:value-type="float" office:value="27.5746674983707" calcext:value-type="float">
            <text:p>27.5746674983707</text:p>
          </table:table-cell>
          <table:table-cell table:formula="of:=(16*[.B17]-[.B16])/15" office:value-type="float" office:value="1.10714895827169" calcext:value-type="float">
            <text:p>1.10714895827169</text:p>
          </table:table-cell>
          <table:table-cell table:formula="of:=ABS([.E16]-[.E$21])" office:value-type="float" office:value="0.000000240477594948274" calcext:value-type="float">
            <text:p>2.40477594948274E-07</text:p>
          </table:table-cell>
          <table:table-cell table:formula="of:=[.F16]/[.F17]" office:value-type="float" office:value="5611.97000253908" calcext:value-type="float">
            <text:p>5611.970002539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1750240471572" calcext:value-type="float">
            <text:p>0.321750240471572</text:p>
          </table:table-cell>
          <table:table-cell table:formula="of:=ABS([.J16]-[.J$21])" office:value-type="float" office:value="0.000000313925070161147" calcext:value-type="float">
            <text:p>3.13925070161147E-07</text:p>
          </table:table-cell>
          <table:table-cell table:formula="of:=[.K16]/[.K17]" office:value-type="float" office:value="16.0544777250515" calcext:value-type="float">
            <text:p>16.0544777250515</text:p>
          </table:table-cell>
          <table:table-cell table:formula="of:=(16*[.J17]-[.J16])/15" office:value-type="float" office:value="0.321750554467658" calcext:value-type="float">
            <text:p>0.321750554467658</text:p>
          </table:table-cell>
          <table:table-cell table:formula="of:=ABS([.M16]-[.M$21])" office:value-type="float" office:value="0.0000000000710161929262654" calcext:value-type="float">
            <text:p>7.10161929262654E-11</text:p>
          </table:table-cell>
          <table:table-cell table:formula="of:=[.N16]/[.N17]" office:value-type="float" office:value="63.1947243627742" calcext:value-type="float">
            <text:p>63.1947243627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0714840615111" calcext:value-type="float">
            <text:p>1.10714840615111</text:p>
          </table:table-cell>
          <table:table-cell table:formula="of:=ABS([.B17]-[.B$21])" office:value-type="float" office:value="0.000000311642984307525" calcext:value-type="float">
            <text:p>3.11642984307525E-07</text:p>
          </table:table-cell>
          <table:table-cell table:formula="of:=[.C17]/[.C18]" office:value-type="float" office:value="15.9670678560826" calcext:value-type="float">
            <text:p>15.9670678560826</text:p>
          </table:table-cell>
          <table:table-cell table:formula="of:=(16*[.B18]-[.B17])/15" office:value-type="float" office:value="1.10714871775124" calcext:value-type="float">
            <text:p>1.10714871775124</text:p>
          </table:table-cell>
          <table:table-cell table:formula="of:=ABS([.E17]-[.E$21])" office:value-type="float" office:value="0.0000000000428508339922473" calcext:value-type="float">
            <text:p>4.28508339922473E-11</text:p>
          </table:table-cell>
          <table:table-cell table:formula="of:=[.F17]/[.F18]" office:value-type="float" office:value="63.9651972157773" calcext:value-type="float">
            <text:p>63.96519721577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21750534842903" calcext:value-type="float">
            <text:p>0.321750534842903</text:p>
          </table:table-cell>
          <table:table-cell table:formula="of:=ABS([.J17]-[.J$21])" office:value-type="float" office:value="0.0000000195537391833867" calcext:value-type="float">
            <text:p>1.95537391833867E-08</text:p>
          </table:table-cell>
          <table:table-cell table:formula="of:=[.K17]/[.K18]" office:value-type="float" office:value="16.0138051498383" calcext:value-type="float">
            <text:p>16.0138051498383</text:p>
          </table:table-cell>
          <table:table-cell table:formula="of:=(16*[.J18]-[.J17])/15" office:value-type="float" office:value="0.321750554397766" calcext:value-type="float">
            <text:p>0.321750554397766</text:p>
          </table:table-cell>
          <table:table-cell table:formula="of:=ABS([.M17]-[.M$21])" office:value-type="float" office:value="0.00000000000112376774552558" calcext:value-type="float">
            <text:p>1.12376774552558E-12</text:p>
          </table:table-cell>
          <table:table-cell table:formula="of:=[.N17]/[.N18]" office:value-type="float" office:value="62.6749226006192" calcext:value-type="float">
            <text:p>62.6749226006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0714869827623" calcext:value-type="float">
            <text:p>1.10714869827623</text:p>
          </table:table-cell>
          <table:table-cell table:formula="of:=ABS([.B18]-[.B$21])" office:value-type="float" office:value="0.0000000195178593287437" calcext:value-type="float">
            <text:p>1.95178593287437E-08</text:p>
          </table:table-cell>
          <table:table-cell table:formula="of:=[.C18]/[.C19]" office:value-type="float" office:value="15.9917651181144" calcext:value-type="float">
            <text:p>15.9917651181144</text:p>
          </table:table-cell>
          <table:table-cell table:formula="of:=(16*[.B19]-[.B18])/15" office:value-type="float" office:value="1.10714871779342" calcext:value-type="float">
            <text:p>1.10714871779342</text:p>
          </table:table-cell>
          <table:table-cell table:formula="of:=ABS([.E18]-[.E$21])" office:value-type="float" office:value="0.000000000000669908573058819" calcext:value-type="float">
            <text:p>6.69908573058819E-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321750553175587" calcext:value-type="float">
            <text:p>0.321750553175587</text:p>
          </table:table-cell>
          <table:table-cell table:formula="of:=ABS([.J18]-[.J$21])" office:value-type="float" office:value="0.00000000122105514588355" calcext:value-type="float">
            <text:p>1.22105514588355E-09</text:p>
          </table:table-cell>
          <table:table-cell table:formula="of:=[.K18]/[.K19]" office:value-type="float" office:value="16.0035256892955" calcext:value-type="float">
            <text:p>16.0035256892955</text:p>
          </table:table-cell>
          <table:table-cell table:formula="of:=(16*[.J19]-[.J18])/15" office:value-type="float" office:value="0.32175055439666" calcext:value-type="float">
            <text:p>0.32175055439666</text:p>
          </table:table-cell>
          <table:table-cell table:formula="of:=ABS([.M18]-[.M$21])" office:value-type="float" office:value="0.0000000000000179301018476963" calcext:value-type="float">
            <text:p>1.79301018476963E-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071487165736" calcext:value-type="float">
            <text:p>1.1071487165736</text:p>
          </table:table-cell>
          <table:table-cell table:formula="of:=ABS([.B19]-[.B$21])" office:value-type="float" office:value="0.00000000122049437223382" calcext:value-type="float">
            <text:p>1.22049437223382E-09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321750554320343" calcext:value-type="float">
            <text:p>0.321750554320343</text:p>
          </table:table-cell>
          <table:table-cell table:formula="of:=ABS([.J19]-[.J$21])" office:value-type="float" office:value="0.000000000076299133677793" calcext:value-type="float">
            <text:p>7.6299133677793E-1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act:</text:p>
          </table:table-cell>
          <table:table-cell table:formula="of:=ATAN(2)" office:value-type="float" office:value="1.10714871779409" calcext:value-type="float">
            <text:p>1.10714871779409</text:p>
          </table:table-cell>
          <table:table-cell table:number-columns-repeated="2"/>
          <table:table-cell table:formula="of:=ATAN(2)" office:value-type="float" office:value="1.10714871779409" calcext:value-type="float">
            <text:p>1.10714871779409</text:p>
          </table:table-cell>
          <table:table-cell table:number-columns-repeated="3"/>
          <table:table-cell office:value-type="string" calcext:value-type="string">
            <text:p>exact:</text:p>
          </table:table-cell>
          <table:table-cell table:formula="of:=ATAN(1)-ATAN(1/2)" office:value-type="float" office:value="0.321750554396642" calcext:value-type="float">
            <text:p>0.321750554396642</text:p>
          </table:table-cell>
          <table:table-cell table:number-columns-repeated="2"/>
          <table:table-cell table:formula="of:=ATAN(1)-ATAN(1/2)" office:value-type="float" office:value="0.321750554396642" calcext:value-type="float">
            <text:p>0.3217505543966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11:50:47.560996718</meta:creation-date>
    <dc:date>2020-12-30T16:30:46.136327813</dc:date>
    <meta:editing-duration>PT4H19M39S</meta:editing-duration>
    <meta:editing-cycles>6</meta:editing-cycles>
    <meta:generator>LibreOffice/6.4.6.2$Linux_X86_64 LibreOffice_project/40$Build-2</meta:generator>
    <meta:document-statistic meta:table-count="1" meta:cell-count="181" meta:object-count="0"/>
  </office:meta>
</office:document-meta>
</file>